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heapLib</text:p>
      <text:p text:style-name="Text_20_body">CheapLib is kind of an unnecessary library. Basically, it's a legacy mode that exists since, for a long while, cheapglk interpreters would not print status lines. That has been fixed in a recent glk update (called “glkOte” or some such).</text:p>
      <text:p text:style-name="Text_20_body"/>
      <text:p text:style-name="Text_20_body">Just the same, I thought that this “cheap mode”'s behavior might be preferable in some minimalist interpreters. Extensions like “newmenu” have an alternate behavior when cheap mode is on, skipping over certain blank lines, providing a more “compressed” look. The status bar isn't updated at all. Anyhow, this behavior might be wanted in some interpreters where screen size is an issue.</text:p>
      <text:p text:style-name="Text_20_body"/>
      <text:p text:style-name="Text_20_body">Unlike previously, now it is an optional mode that can be turned on from any environment, whether it's a glk interpreter or a regular, full-featured interpreter.</text:p>
      <text:p text:style-name="Text_20_body"/>
      <text:h text:style-name="Heading_20_1" text:outline-level="1">Contact:</text:h>
      <text:p text:style-name="Text_20_body">If you have any questions or find any problems, shoot me an e-mail at <text:a xlink:type="simple" xlink:href="mailto:roody.yogurt@gmail.com">roody.yogurt@gmail.com</text:a>. Thanks for checking out CheapLi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4T13:33:15.61</meta:creation-date>
    <dc:date>2012-07-05T02:49:55.60</dc:date>
    <meta:editing-duration>PT13H7M24S</meta:editing-duration>
    <meta:editing-cycles>2</meta:editing-cycles>
    <meta:generator>LibreOffice/3.5$Windows_x86 LibreOffice_project/165a79a-7059095-e13bb37-fef39a4-9503d18</meta:generator>
    <meta:document-statistic meta:table-count="0" meta:image-count="0" meta:object-count="0" meta:page-count="1" meta:paragraph-count="6" meta:word-count="149" meta:character-count="926" meta:non-whitespace-character-count="783"/>
  </office:meta>
</office:document-meta>
</file>